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42a" officeooo:paragraph-rsid="0003442a"/>
    </style:style>
    <style:style style:name="P2" style:family="paragraph" style:parent-style-name="Standard">
      <style:text-properties officeooo:rsid="00037a28" officeooo:paragraph-rsid="00037a28"/>
    </style:style>
    <style:style style:name="P3" style:family="paragraph" style:parent-style-name="Standard">
      <style:text-properties officeooo:rsid="00042285" officeooo:paragraph-rsid="00042285"/>
    </style:style>
    <style:style style:name="P4" style:family="paragraph" style:parent-style-name="Standard">
      <style:text-properties officeooo:rsid="0004d598" officeooo:paragraph-rsid="0004d598"/>
    </style:style>
    <style:style style:name="T1" style:family="text">
      <style:text-properties officeooo:rsid="00037a28"/>
    </style:style>
    <style:style style:name="T2" style:family="text">
      <style:text-properties officeooo:rsid="000422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ão 4) </text:p>
      <text:p text:style-name="P1"/>
      <text:p text:style-name="P1">Nesta questão foi desenvolvido um modelo preditivo do tipo regressor que envolve o uso de uma rede neural ELM (Máquina de Aprendizado extremo, Extreme Learning Machine em inglês) cujos parametros de regularização foram definidos utilizando um algoritmo evolutivo. </text:p>
      <text:p text:style-name="P1"/>
      <text:p text:style-name="P1">Neste modelo os pesos relativos a camada intermediária foram definidos conforme métodos tradicionais, <text:span text:style-name="T1">ou seja, segundo uma distribuição probabilistica com média zero. Ja os pesos da camada saída foram ajustados através d</text:span>a regularização de Tikhonov para múltiplos parâmetros, dada na forma: <text:line-break/><text:line-break/>formula com somatorio.</text:p>
      <text:p text:style-name="P1"/>
      <text:p text:style-name="P2">Métodos que mesclam algoritmos genéticos e redes ELM ja foram explorados de diversas formas na Literatura, indo desde apenas preprocessar os dados de entrada do modelo preditivo até o ajuste completo de todos os parâmetros ajustáveis: pesos da camada intermediária, funções de ativação (e seus respectivos hiperparâmetros) e constantes de regularização. Neste trabalho apenas as constantes de regularização foram ajustadas via evolução por cumprir sua função didática, apresentar resultados razoáveis (embora não competitivos com o estado da arte) e tornar os processos mais rápidos quando comparados ao ajuste completo da rede, tendo em vista os recursos computacionais disponíveis.</text:p>
      <text:p text:style-name="P1"/>
      <text:p text:style-name="P2">Pseudocodigo</text:p>
      <text:p text:style-name="P2"/>
      <text:p text:style-name="P2"/>
      <text:p text:style-name="P2">no tocante a parte evolutiva do programa, foram adotados as seguintes <text:span text:style-name="T2">definições</text:span>:</text:p>
      <text:p text:style-name="P2"/>
      <text:p text:style-name="P2"/>
      <text:p text:style-name="P3">→ População inicial</text:p>
      <text:p text:style-name="P3"/>
      <text:p text:style-name="P3">A população </text:p>
      <text:p text:style-name="P2"/>
      <text:p text:style-name="P2">Operador de crossover</text:p>
      <text:p text:style-name="P2"/>
      <text:p text:style-name="P2">Operador de mutação</text:p>
      <text:p text:style-name="P2"/>
      <text:p text:style-name="P2">função de fitness</text:p>
      <text:p text:style-name="P2"/>
      <text:p text:style-name="P3">operador de seleção</text:p>
      <text:p text:style-name="P2"/>
      <text:p text:style-name="P3">parametros do alg e como chegou</text:p>
      <text:p text:style-name="P3"/>
      <text:p text:style-name="P3">criterio de parada</text:p>
      <text:p text:style-name="P3"/>
      <text:p text:style-name="P3">graficos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nh50 P100 G30</text:p>
      <text:p text:style-name="P4"/>
      <text:p text:style-name="P4"/>
      <text:p text:style-name="P4">Final mean squared error (training) = 0.0795721302778</text:p>
      <text:p text:style-name="P4">Final mean squared error (validation) = 0.0833174151245</text:p>
      <text:p text:style-name="P4">tempo total:186.224</text:p>
      <text:p text:style-name="P4">Fold = 2</text:p>
      <text:p text:style-name="P4">Number of input-output patterns (training) = 1147</text:p>
      <text:p text:style-name="P4">Number of input-output patterns (validation) = 287</text:p>
      <text:p text:style-name="P4">warning: __ga_problem_return_variables__: some elements in list of return values are undefined</text:p>
      <text:p text:style-name="P4">warning: called from</text:p>
      <text:p text:style-name="P4"><text:s text:c="4"/>__ga_problem_return_variables__ at line 38 column 1</text:p>
      <text:p text:style-name="P4"><text:s text:c="4"/>__ga_problem__ at line 97 column 45</text:p>
      <text:p text:style-name="P4"><text:s text:c="4"/>ga at line 113 column 47</text:p>
      <text:p text:style-name="P4"><text:s text:c="4"/>GA_ELM at line 102 column 28</text:p>
      <text:p text:style-name="P4">Final mean squared error (training) = 0.0800411045357</text:p>
      <text:p text:style-name="P4">Final mean squared error (validation) = 0.0820886482134</text:p>
      <text:p text:style-name="P4">tempo total:185.32</text:p>
      <text:p text:style-name="P4">Fold = 3</text:p>
      <text:p text:style-name="P4">Number of input-output patterns (training) = 1147</text:p>
      <text:p text:style-name="P4">Number of input-output patterns (validation) = 287</text:p>
      <text:p text:style-name="P4">warning: __ga_problem_return_variables__: some elements in list of return values are undefined</text:p>
      <text:p text:style-name="P4">warning: called from</text:p>
      <text:p text:style-name="P4"><text:s text:c="4"/>__ga_problem_return_variables__ at line 38 column 1</text:p>
      <text:p text:style-name="P4"><text:s text:c="4"/>__ga_problem__ at line 97 column 45</text:p>
      <text:p text:style-name="P4"><text:s text:c="4"/>ga at line 113 column 47</text:p>
      <text:p text:style-name="P4"><text:s text:c="4"/>GA_ELM at line 102 column 28</text:p>
      <text:p text:style-name="P4">Final mean squared error (training) = 0.0812634074775</text:p>
      <text:p text:style-name="P4">Final mean squared error (validation) = 0.0798830513254</text:p>
      <text:p text:style-name="P4">tempo total:198.192</text:p>
      <text:p text:style-name="P4">Fold = 4</text:p>
      <text:p text:style-name="P4">Number of input-output patterns (training) = 1147</text:p>
      <text:p text:style-name="P4">Number of input-output patterns (validation) = 287</text:p>
      <text:p text:style-name="P4">warning: __ga_problem_return_variables__: some elements in list of return values are undefined</text:p>
      <text:p text:style-name="P4">warning: called from</text:p>
      <text:p text:style-name="P4"><text:s text:c="4"/>__ga_problem_return_variables__ at line 38 column 1</text:p>
      <text:p text:style-name="P4"><text:s text:c="4"/>__ga_problem__ at line 97 column 45</text:p>
      <text:p text:style-name="P4"><text:s text:c="4"/>ga at line 113 column 47</text:p>
      <text:p text:style-name="P4"><text:s text:c="4"/>GA_ELM at line 102 column 28</text:p>
      <text:p text:style-name="P4">Final mean squared error (training) = 0.0805273315758</text:p>
      <text:p text:style-name="P4">Final mean squared error (validation) = 0.0829208788583</text:p>
      <text:p text:style-name="P4">tempo total:194.56</text:p>
      <text:p text:style-name="P4">Fold = 5</text:p>
      <text:p text:style-name="P4">Number of input-output patterns (training) = 1148</text:p>
      <text:p text:style-name="P4">Number of input-output patterns (validation) = 286</text:p>
      <text:p text:style-name="P4">warning: __ga_problem_return_variables__: some elements in list of return values are undefined</text:p>
      <text:p text:style-name="P4">warning: called from</text:p>
      <text:p text:style-name="P4"><text:s text:c="4"/>__ga_problem_return_variables__ at line 38 column 1</text:p>
      <text:p text:style-name="P4"><text:soft-page-break/><text:s text:c="4"/>__ga_problem__ at line 97 column 45</text:p>
      <text:p text:style-name="P4"><text:s text:c="4"/>ga at line 113 column 47</text:p>
      <text:p text:style-name="P4"><text:s text:c="4"/>GA_ELM at line 102 column 28</text:p>
      <text:p text:style-name="P4">Final mean squared error (training) = 0.083408666777</text:p>
      <text:p text:style-name="P4">Final mean squared error (validation) = 0.0778116565964</text:p>
      <text:p text:style-name="P4">tempo total:202.048</text:p>
      <text:p text:style-name="P4">tempo total:966.416</text:p>
      <text:p text:style-name="P4">&gt;&gt;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59:42.887957431</meta:creation-date>
    <dc:date>2017-10-09T18:56:02.758029311</dc:date>
    <meta:editing-duration>PT1H39M58S</meta:editing-duration>
    <meta:editing-cycles>1</meta:editing-cycles>
    <meta:document-statistic meta:table-count="0" meta:image-count="0" meta:object-count="0" meta:page-count="3" meta:paragraph-count="69" meta:word-count="528" meta:character-count="3695" meta:non-whitespace-character-count="3167"/>
    <meta:generator>LibreOffice/4.2.8.2$Linux_x86 LibreOffice_project/420m0$Build-2</meta:generator>
  </office:meta>
</office:document-meta>
</file>